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ThorndaleAMT" svg:font-family="ThorndaleAMT"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0cm" style:auto-text-indent="false"/>
      <style:text-properties fo:font-size="16pt" fo:font-weight="bold" style:font-size-asian="16pt" style:font-weight-asian="bold" style:font-size-complex="16pt" style:font-weight-complex="bold"/>
    </style:style>
    <style:style style:name="P2" style:family="paragraph" style:parent-style-name="Standard">
      <style:paragraph-properties fo:margin-left="0cm" fo:margin-right="0cm" fo:text-align="center" style:justify-single-word="false" fo:text-indent="0cm" style:auto-text-indent="false"/>
      <style:text-properties fo:font-size="16pt" fo:font-weight="bold" style:font-size-asian="16pt" style:font-weight-asian="bold" style:font-size-complex="16pt" style:font-weight-complex="bold"/>
    </style:style>
    <style:style style:name="P3" style:family="paragraph" style:parent-style-name="Standard">
      <style:paragraph-properties fo:margin-left="0cm" fo:margin-right="0cm" fo:text-align="justify" style:justify-single-word="false" fo:text-indent="0cm" style:auto-text-indent="false"/>
    </style:style>
    <style:style style:name="P4" style:family="paragraph" style:parent-style-name="Standard">
      <style:paragraph-properties fo:margin-left="0cm" fo:margin-right="0cm" fo:text-align="justify" style:justify-single-word="false" fo:text-indent="0cm" style:auto-text-indent="false"/>
      <style:text-properties style:text-underline-style="none" fo:font-weight="bold" style:font-weight-asian="bold" style:font-weight-complex="bold"/>
    </style:style>
    <style:style style:name="P5" style:family="paragraph" style:parent-style-name="Standard">
      <style:paragraph-properties fo:margin-left="0cm" fo:margin-right="0cm" fo:text-align="justify" style:justify-single-word="false" fo:text-indent="0cm" style:auto-text-indent="false"/>
      <style:text-properties fo:font-size="12pt" fo:font-weight="bold" style:font-size-asian="12pt" style:font-weight-asian="bold" style:font-size-complex="12pt" style:font-weight-complex="bold"/>
    </style:style>
    <style:style style:name="P6" style:family="paragraph" style:parent-style-name="Standard">
      <style:paragraph-properties fo:margin-left="0cm" fo:margin-right="0cm" fo:text-align="justify" style:justify-single-word="false" fo:text-indent="0cm" style:auto-text-indent="false"/>
      <style:text-properties fo:font-size="12pt" style:text-underline-style="none" fo:font-weight="bold" style:font-size-asian="12pt" style:font-weight-asian="bold" style:font-size-complex="12pt" style:font-weight-complex="bold"/>
    </style:style>
    <style:style style:name="P7" style:family="paragraph" style:parent-style-name="Standard">
      <style:paragraph-properties fo:margin-left="0cm" fo:margin-right="0cm" fo:text-align="justify" style:justify-single-word="false" fo:text-indent="0cm" style:auto-text-indent="false"/>
      <style:text-properties fo:font-size="15pt" style:font-size-asian="15pt" style:font-size-complex="15pt"/>
    </style:style>
    <style:style style:name="P8" style:family="paragraph" style:parent-style-name="Standard">
      <style:paragraph-properties fo:text-align="start" style:justify-single-word="false"/>
    </style:style>
    <style:style style:name="P9" style:family="paragraph" style:parent-style-name="Standard" style:list-style-name="L21">
      <style:paragraph-properties fo:text-align="start" style:justify-single-word="false" style:text-autospace="none"/>
    </style:style>
    <style:style style:name="P10" style:family="paragraph" style:parent-style-name="Standard" style:list-style-name="L23">
      <style:paragraph-properties fo:text-align="start" style:justify-single-word="false"/>
    </style:style>
    <style:style style:name="P11" style:family="paragraph" style:parent-style-name="Standard" style:list-style-name="L24">
      <style:paragraph-properties fo:text-align="start" style:justify-single-word="false"/>
    </style:style>
    <style:style style:name="P12" style:family="paragraph" style:parent-style-name="Standard" style:list-style-name="L21">
      <style:paragraph-properties fo:text-align="start" style:justify-single-word="false" style:text-autospace="none"/>
      <style:text-properties style:font-name="ThorndaleAMT" fo:font-size="11pt" style:font-name-asian="ThorndaleAMT" style:font-size-asian="11pt" style:font-name-complex="ThorndaleAMT" style:font-size-complex="11pt"/>
    </style:style>
    <style:style style:name="P13" style:family="paragraph" style:parent-style-name="Standard" style:list-style-name="L1">
      <style:paragraph-properties fo:margin-left="1.251cm" fo:margin-right="0cm" fo:text-align="justify" style:justify-single-word="false" fo:text-indent="-0.635cm" style:auto-text-indent="false"/>
    </style:style>
    <style:style style:name="P14" style:family="paragraph" style:parent-style-name="Standard" style:list-style-name="L2">
      <style:paragraph-properties fo:margin-left="1.251cm" fo:margin-right="0cm" fo:text-align="justify" style:justify-single-word="false" fo:text-indent="-0.635cm" style:auto-text-indent="false"/>
    </style:style>
    <style:style style:name="P15" style:family="paragraph" style:parent-style-name="Standard">
      <style:paragraph-properties fo:margin-left="0cm" fo:margin-right="0cm" fo:text-align="justify" style:justify-single-word="false" fo:text-indent="0cm" style:auto-text-indent="false"/>
      <style:text-properties fo:font-size="12pt" style:text-underline-style="none" fo:font-weight="bold" style:font-size-asian="12pt" style:font-weight-asian="bold" style:font-size-complex="12pt" style:font-weight-complex="bold"/>
    </style:style>
    <style:style style:name="P16" style:family="paragraph" style:parent-style-name="Standard">
      <style:paragraph-properties fo:margin-left="0cm" fo:margin-right="0cm" fo:text-align="justify" style:justify-single-word="false" fo:text-indent="0cm" style:auto-text-indent="false"/>
    </style:style>
    <style:style style:name="P17" style:family="paragraph" style:parent-style-name="Standard">
      <style:paragraph-properties fo:margin-left="0cm" fo:margin-right="0cm" fo:text-align="justify" style:justify-single-word="false" fo:text-indent="0cm" style:auto-text-indent="false"/>
      <style:text-properties style:text-underline-style="none" fo:font-weight="bold" style:font-weight-asian="bold" style:font-weight-complex="bold"/>
    </style:style>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3">
      <style:paragraph-properties fo:margin-top="0cm" fo:margin-bottom="0cm"/>
    </style:style>
    <style:style style:name="P34" style:family="paragraph" style:parent-style-name="Text_20_body">
      <style:paragraph-properties fo:margin-left="0cm" fo:margin-right="0cm" fo:text-align="justify" style:justify-single-word="false" fo:text-indent="0cm" style:auto-text-indent="false"/>
      <style:text-properties fo:font-size="12pt" style:text-underline-style="none" fo:font-weight="bold" style:font-size-asian="12pt" style:font-weight-asian="bold" style:font-size-complex="12pt" style:font-weight-complex="bold"/>
    </style:style>
    <style:style style:name="P35" style:family="paragraph" style:parent-style-name="Text_20_body">
      <style:paragraph-properties fo:margin-left="0cm" fo:margin-right="0cm" fo:text-align="justify" style:justify-single-word="false" fo:text-indent="0cm" style:auto-text-indent="false"/>
    </style:style>
    <style:style style:name="T1" style:family="text">
      <style:text-properties fo:font-weight="bold"/>
    </style:style>
    <style:style style:name="T2" style:family="text">
      <style:text-properties style:font-name="ThorndaleAMT" fo:font-size="11pt" style:font-name-asian="ThorndaleAMT" style:font-size-asian="11pt" style:font-name-complex="ThorndaleAMT" style:font-size-complex="11pt"/>
    </style:style>
    <style:style style:name="T3" style:family="text">
      <style:text-properties style:font-name="ThorndaleAMT" fo:font-size="12pt" style:font-name-asian="ThorndaleAMT" style:font-size-asian="12pt" style:font-name-complex="ThorndaleAMT"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1.931cm" fo:text-indent="-0.635cm" fo:margin-left="1.93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66cm" fo:text-indent="-0.635cm" fo:margin-left="2.56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01cm" fo:text-indent="-0.635cm" fo:margin-left="3.20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36cm" fo:text-indent="-0.635cm" fo:margin-left="3.83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71cm" fo:text-indent="-0.635cm" fo:margin-left="4.47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06cm" fo:text-indent="-0.635cm" fo:margin-left="5.10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41cm" fo:text-indent="-0.635cm" fo:margin-left="5.74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76cm" fo:text-indent="-0.635cm" fo:margin-left="6.37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11cm" fo:text-indent="-0.635cm" fo:margin-left="7.01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46cm" fo:text-indent="-0.635cm" fo:margin-left="7.646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MA 1</text:p>
      <text:p text:style-name="P1"/>
      <text:p text:style-name="P3">Los lenguajes de marca son aquellos que combinan la información, generalmente textual, que contiene un documento con marcas o anotaciones relativas a la estructura del texto o a la forma de representarlo. El lenguaje de marcas es el que especifica cuales serán las etiquetas posibles, donde deben colocarse y el significado que tendrá cada uno de ellas. Así mismo la presencia de etiquetas o marcas intercaladas en el contenido hace explicita la estructura del documento o cualquier información adicional que se quera resaltar. Hay que tener en cuenta que las propias etiquetas, no se suelen presentarla usuario.</text:p>
      <text:p text:style-name="P7"/>
      <text:p text:style-name="P5">Evolución del lenguaje de marcas</text:p>
      <text:p text:style-name="P3">Los lenguajes de marcas comenzaron a utilizarse a finales de los 60' para poder introducir anotaciones dentro de documentos electrónicos, el primer lenguaje fue propuesto por IBM y se denomino GML (lenguaje de marca generalizado) y de este surgió SGML (lenguaje de marca generalizado estándar) Este estándar tuvo gran aceptación, pero no consiguió asentarse. Debido principalmente a su complejidad, lo que provocaba que el software que utilizara SGML, fuese excesivamente complejo y extenso.</text:p>
      <text:p text:style-name="P3"/>
      <text:p text:style-name="P3">A finales de los 80' se creo un lenguaje de marcado, pensado para compartir información, usando las redes de ordenadores y de forma más general, a través de Internet. Este lenguaje se basaba en algunos principios de SGML y la denominaron HTML (lenguaje de marca de hipertexto) la aparición de este lenguaje supuso una revolución en el tipo de compartir y el software necesario para interpretarlos.</text:p>
      <text:p text:style-name="P35">HTML no es un lenguaje perfecto, sus principales desventajas son: </text:p>
      <text:list xml:id="list30658371" text:style-name="L13">
        <text:list-item>
          <text:p text:style-name="P33">No soporta tareas de impresión y diseño. </text:p>
        </text:list-item>
        <text:list-item>
          <text:p text:style-name="P33">El lenguaje no es flexible, ya que las etiquetas son limitadas. </text:p>
        </text:list-item>
        <text:list-item>
          <text:p text:style-name="P33">No permite mostrar contenido dinámico. </text:p>
        </text:list-item>
        <text:list-item>
          <text:p text:style-name="P28">La estructura y el diseño están mezclados en el documento. </text:p>
        </text:list-item>
      </text:list>
      <text:p text:style-name="P35">Para resolver estos problemas de HTML el W3C establece, en 1998, el estándar internacional XML, un lenguaje de marcas puramente estructural que <text:span text:style-name="T1">no incluye ninguna información relativa al diseño</text:span>. Está convirtiéndose con rapidez en estándar para el intercambio de datos en la Web. A diferencia de HTML las etiquetas indican el significado de los datos en lugar del formato con el que se van a visualizar los datos. </text:p>
      <text:p text:style-name="Text_20_body">XML es un metalenguaje caracterizado por: </text:p>
      <text:list xml:id="list30677150" text:style-name="L14">
        <text:list-item>
          <text:p text:style-name="P29">Permitir definir etiquetas propias. </text:p>
        </text:list-item>
      </text:list>
      <text:list xml:id="list30667608" text:style-name="L15">
        <text:list-item>
          <text:p text:style-name="P30">Permitir asignar atributos a las etiquetas. </text:p>
        </text:list-item>
      </text:list>
      <text:list xml:id="list30691526" text:style-name="L16">
        <text:list-item>
          <text:p text:style-name="P31">Utilizar un esquema para definir de forma exacta las etiquetas y los atributos. </text:p>
        </text:list-item>
      </text:list>
      <text:list xml:id="list30687963" text:style-name="L17">
        <text:list-item>
          <text:p text:style-name="P32">La estructura y el diseño son independientes. </text:p>
        </text:list-item>
      </text:list>
      <text:p text:style-name="P3"/>
      <text:p text:style-name="P7"/>
      <text:p text:style-name="P34">Aunque en la práctica, en un mismo documento pueden combinarse varios tipos diferentes de lenguajes de marca los lenguajes de marcas, éstos se pueden clasificar como sigue: </text:p>
      <text:list xml:id="list30568716" text:style-name="L3">
        <text:list-item>
          <text:p text:style-name="P18">De presentación: Define el formato del texto. </text:p>
        </text:list-item>
      </text:list>
      <text:list xml:id="list30558890" text:style-name="L4">
        <text:list-item>
          <text:p text:style-name="P19">De procedimientos: Orientado también a la presentación pero, en este caso, el programa que representa el documento debe interpretar el código en el mismo orden en que aparece. </text:p>
        </text:list-item>
      </text:list>
      <text:list xml:id="list30557790" text:style-name="L5">
        <text:list-item>
          <text:p text:style-name="P20">Descriptivo o semántico: Describen las diferentes partes en las que se estructura el <text:soft-page-break/>documento pero sin especificar cómo deben representarse. </text:p>
        </text:list-item>
      </text:list>
      <text:p text:style-name="Text_20_body">  </text:p>
      <text:p text:style-name="Text_20_body">Algunos ejemplos de lenguajes de marcado agrupados por su ámbito de utilización son: </text:p>
      <text:list xml:id="list30552027" text:style-name="L6">
        <text:list-item>
          <text:p text:style-name="P21">Documentación electrónica </text:p>
        </text:list-item>
      </text:list>
      <text:p text:style-name="Quotations">- <text:span text:style-name="T1">RTF</text:span> (Rich Text Format): Formato de Texto Enriquecido, fue desarrollado por Microsoft en 1987. Permite el intercambio de documentos de texto ente distintos procesadores de texto. </text:p>
      <text:p text:style-name="Quotations">- <text:span text:style-name="T1">TeX</text:span>: Su objetivo es la creación de ecuaciones matemáticas complejas. </text:p>
      <text:p text:style-name="Quotations">- <text:span text:style-name="T1">Wikitexto</text:span>: Permite la creación de páginas wiki en servidores preparados para soportar este lenguaje. </text:p>
      <text:p text:style-name="Quotations">- <text:span text:style-name="T1">DocBook</text:span>: Permite generar documentos separando la estructura lógica del documento de su formato. De este modo, dichos documentos, pueden publicarse en diferentes formatos sin necesidad de realizar modificaciones en el documento original. </text:p>
      <text:p text:style-name="Quotations">  </text:p>
      <text:list xml:id="list30554890" text:style-name="L7">
        <text:list-item>
          <text:p text:style-name="P22">Tecnologías de internet </text:p>
        </text:list-item>
      </text:list>
      <text:p text:style-name="Quotations">- <text:span text:style-name="T1">HTML</text:span>, <text:span text:style-name="T1">XHTML</text:span>: (Hypertext Markup Language, eXtensible Hypertext Markup Language): Su objetivo es la creación de páginas web. </text:p>
      <text:p text:style-name="Quotations">- <text:span text:style-name="T1">RSS</text:span>: Permite la difusión de contenidos web </text:p>
      <text:p text:style-name="P6"/>
      <text:p text:style-name="P6"/>
      <text:p text:style-name="P6"/>
      <text:p text:style-name="P6">Etiquetas, elementos y atributos</text:p>
      <text:list xml:id="list30507365" text:style-name="L1">
        <text:list-item>
          <text:p text:style-name="P13">Etiquetas: Una etiqueta es un texto que esta entre “&lt;” y “&gt;”. Existen etiquetas de inicio “&lt;nombre&gt;”y de fin “&lt;/nombre&gt;”.</text:p>
        </text:list-item>
        <text:list-item>
          <text:p text:style-name="P13">Elementos: Representan estructuras mediante las que se organizaran el contenido de los documentos o acciones que se desencadenan, cuando el programa navegador interpreta el documento. Constan de la etiqueta de inicio, la etiqueta de fin y todo lo que se encuentre entre ambas.</text:p>
        </text:list-item>
        <text:list-item>
          <text:p text:style-name="P13">Atributo: Un par (nombre y valor) que se encuentra dentro de la etiqueta de inicio de un elemento e indican las propiedades que puedan ir asociadas a ese elemento.</text:p>
        </text:list-item>
      </text:list>
      <text:p text:style-name="P3"/>
      <text:p text:style-name="P3"/>
      <text:p text:style-name="P4">Gramáticas</text:p>
      <text:p text:style-name="P3">Todo documento de un lenguaje de marcas tiene en común una gramática que definen el marcado permitido, el marcado requerido y como debe ser utilizado dicho marcado. </text:p>
      <text:p text:style-name="P3"/>
      <text:p text:style-name="P3">Está gramática se define mediante un documento llamado DTD.</text:p>
      <text:p text:style-name="P3"/>
      <text:p text:style-name="P3">En la DTD se especifica la estructura del documento es decir aquellos elementos que son necesarios en la elaboración del documento. Contiene la regla de dichos elementos: el nombre, su significado, donde puede ser usado y que puede contener. Ejemplo de DTD: HTML 4.0 tiene 3 DTD especificadas, llamadas:</text:p>
      <text:list xml:id="list30502708" text:style-name="L2">
        <text:list-item>
          <text:p text:style-name="P14">DTD estricta (strict)</text:p>
        </text:list-item>
        <text:list-item>
          <text:p text:style-name="P14"><text:soft-page-break/>DTD transicional o flexible (transicional)</text:p>
        </text:list-item>
        <text:list-item>
          <text:p text:style-name="P14">DTD para documentos con marcos (frameset)</text:p>
        </text:list-item>
      </text:list>
      <text:p text:style-name="P3"/>
      <text:p text:style-name="P3">Las DTD pueden ser interna o externa a un documento o ambas cosas a la vez.</text:p>
      <text:p text:style-name="P3"/>
      <text:p text:style-name="P3">Otra manera de expresas esta gramática es usar los esquemas XML – XSD (XML Shema Definition), son mas complejas pero más potentes.</text:p>
      <text:p text:style-name="P3"/>
      <text:p text:style-name="P4">XML</text:p>
      <text:p text:style-name="P4"/>
      <text:p text:style-name="P35">El XML, o Lenguaje de Etiquetas Extendido, es lenguaje de etiquetas, creadas por el programador, que estructuran y guardan de forma ordenada la información. No representa datos por sí mismo, solamente organiza la estructura.  </text:p>
      <text:p text:style-name="Text_20_body">El XML ahorra tiempos de desarrollo y proporciona ventajas, dotando a webs y a aplicaciones de una forma realmente potente de guardar la información. Además, se ha convertido en un formato universal que ha sido asimilado por todo tipo de sistemas operativos y dispositivos móviles. </text:p>
      <text:p text:style-name="P35"/>
      <text:p text:style-name="P35">La formación de elementos ha de cumplir ciertas normas para que queden perfectamente definidos y que el documento XML al que pertenecen pueda ser interpretado por los procesadores XML sin generar ningún error fatal. Dichas reglas son: </text:p>
      <text:list xml:id="list30619777" text:style-name="L8">
        <text:list-item>
          <text:p text:style-name="P23">En todo documento XML debe existir un elemento raíz, y sólo uno. </text:p>
        </text:list-item>
      </text:list>
      <text:list xml:id="list30605724" text:style-name="L9">
        <text:list-item>
          <text:p text:style-name="P24">Todos los elementos tienen una etiqueta de inicio y otra de cierre. En el caso de que en el documento existan elementos vacíos, se pueden sustituir las etiquetas de inicio y cierre por una de elemento vacío. Ésta se construye como la etiqueta de inicio, pero sustituyendo el carácter "&gt;" por "/&gt;. Es decir, &lt;elemento&gt;&lt;/elemento&gt; puede sustituirse por: &lt;elemento/&gt; </text:p>
        </text:list-item>
      </text:list>
      <text:list xml:id="list30607191" text:style-name="L10">
        <text:list-item>
          <text:p text:style-name="P25">Al anidar elementos hay que tener en cuenta que no puede cerrarse un elemento que contenga algún otro elemento que aún no se haya cerrado. </text:p>
        </text:list-item>
      </text:list>
      <text:list xml:id="list30598015" text:style-name="L11">
        <text:list-item>
          <text:p text:style-name="P26">Los nombres de las etiquetas de inicio y de cierre de un mismo elemento han de ser idénticos, respetando las mayúsculas y minúsculas. Pueden ser cualquier cadena alfanumérica que no contenga espacios y no comience ni por el carácter dos puntos, ":", ni por la cadena "xml" ni ninguna de sus versiones en que se cambien mayúsculas y minúsculas ("XML", "XmL", "xML",...). </text:p>
        </text:list-item>
      </text:list>
      <text:list xml:id="list30610877" text:style-name="L12">
        <text:list-item>
          <text:p text:style-name="P27">El contenido de los elementos no puede contener la cadena "]]&gt;" por compatibilidad con SGML. Además no se pueden utilizar directamente los caracteres mayor que, &gt;, menor que, &lt;, ampersand, &amp;, dobles comillas, ", y apostrofe, ‘. En el caso de tener que utilizar estos caracteres se sustituyen por las siguientes cadenas: </text:p>
        </text:list-item>
      </text:list>
      <text:p text:style-name="P3">Ejercicios:</text:p>
      <text:list xml:id="list31292592" text:style-name="L24">
        <text:list-item>
          <text:p text:style-name="P11">Queremos estructurar la información que genera un proceso de facturación de una empresa en un fichero XML. Para ello tenemos que tener en cuenta los siguientes aspectos:<text:line-break/><text:line-break/>1) Cada factura tiene un código.<text:line-break/>2) La factura también necesita la fecha de emisión.<text:line-break/>3) En la factura aparecen los datos del cliente (dni, nombre, dirección, código postal, población).<text:line-break/>4) De cada producto que se ha comprado debe aparecer la cantidad de productos comprados, la denominación y el precio unitario.<text:line-break/>5) Se debe guardar el IVA de cada producto.<text:line-break/>6) Si es necesario se indicara un descuento al importe total de la factura.</text:p>
        </text:list-item>
      </text:list>
      <text:p text:style-name="P8"/>
      <text:list xml:id="list31294905" text:style-name="L23">
        <text:list-item>
          <text:p text:style-name="P10"><text:soft-page-break/><text:span text:style-name="T3">Se quiere estructurar la información relativa a varias colecciones de medios audiovisuales.</text:span></text:p>
        </text:list-item>
      </text:list>
      <text:list xml:id="list31266774" text:style-name="L21">
        <text:list-item>
          <text:p text:style-name="P12">La colección podrá estar formada por libros o discos.</text:p>
        </text:list-item>
        <text:list-item>
          <text:p text:style-name="P12">La información que se quiere guardar para cada libro deberá contener un título, uno o más autores, un resumen y un contenido formado por un índice, un preámbulo, un prólogo y una serie de capítulos formados por título, entradilla y párrafos.</text:p>
        </text:list-item>
        <text:list-item>
          <text:p text:style-name="P12">En el caso de los discos, se desea almacenar el tipo de disco (maxi, LP o EP), su título, sus autores y un contenido formado por canciones.</text:p>
        </text:list-item>
        <text:list-item>
          <text:p text:style-name="P9"><text:span text:style-name="T2">Respecto a cada canción se deberá especificar su nombre, duración y el autor de música y el autor de la letr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ThorndaleAMT" svg:font-family="ThorndaleAMT"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12pt" style:font-name-asian="StarSymbol" style:font-size-asian="12pt" style:font-name-complex="StarSymbol" style:font-size-complex="12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1.478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1-09-20T12:00:02</meta:creation-date>
    <dc:date>2013-09-23T11:19:11.79</dc:date>
    <dc:language>es-ES</dc:language>
    <meta:editing-cycles>12</meta:editing-cycles>
    <meta:editing-duration>PT1H44M5S</meta:editing-duration>
    <dc:creator>mjose </dc:creator>
    <meta:document-statistic meta:table-count="0" meta:image-count="0" meta:object-count="0" meta:page-count="4" meta:paragraph-count="60" meta:word-count="1408" meta:character-count="8628"/>
    <meta:user-defined meta:name="Info 1"/>
    <meta:user-defined meta:name="Info 2"/>
    <meta:user-defined meta:name="Info 3"/>
    <meta:user-defined meta:name="Info 4"/>
  </office:meta>
</office:document-meta>
</file>